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eb10" officeooo:paragraph-rsid="0008eb10"/>
    </style:style>
    <style:style style:name="P2" style:family="paragraph" style:parent-style-name="Standard">
      <style:paragraph-properties fo:text-align="center" style:justify-single-word="false"/>
      <style:text-properties officeooo:rsid="0008eb10" officeooo:paragraph-rsid="0008eb10"/>
    </style:style>
    <style:style style:name="P3" style:family="paragraph" style:parent-style-name="Standard">
      <style:text-properties fo:font-style="italic" officeooo:rsid="0008eb10" officeooo:paragraph-rsid="0008eb10" style:font-style-asian="italic" style:font-style-complex="italic"/>
    </style:style>
    <style:style style:name="P4" style:family="paragraph" style:parent-style-name="Standard">
      <style:text-properties officeooo:rsid="000a96a3" officeooo:paragraph-rsid="000a96a3"/>
    </style:style>
    <style:style style:name="P5" style:family="paragraph" style:parent-style-name="Standard">
      <style:paragraph-properties fo:text-align="center" style:justify-single-word="false"/>
      <style:text-properties officeooo:rsid="000a96a3" officeooo:paragraph-rsid="000a96a3"/>
    </style:style>
    <style:style style:name="P6" style:family="paragraph" style:parent-style-name="Standard" style:list-style-name="L1">
      <style:text-properties officeooo:rsid="000a96a3" officeooo:paragraph-rsid="000dcdcd"/>
    </style:style>
    <style:style style:name="P7" style:family="paragraph" style:parent-style-name="Standard">
      <style:text-properties officeooo:rsid="000a96a3" officeooo:paragraph-rsid="000dcdcd"/>
    </style:style>
    <style:style style:name="P8" style:family="paragraph" style:parent-style-name="Standard">
      <style:text-properties officeooo:rsid="000d628f" officeooo:paragraph-rsid="000a96a3"/>
    </style:style>
    <style:style style:name="P9" style:family="paragraph" style:parent-style-name="Standard">
      <style:text-properties officeooo:rsid="000d628f" officeooo:paragraph-rsid="000d628f"/>
    </style:style>
    <style:style style:name="P10" style:family="paragraph" style:parent-style-name="Standard" style:list-style-name="L1">
      <style:text-properties officeooo:rsid="000d628f" officeooo:paragraph-rsid="000dcdcd"/>
    </style:style>
    <style:style style:name="P11" style:family="paragraph" style:parent-style-name="Standard">
      <style:text-properties officeooo:rsid="000d628f" officeooo:paragraph-rsid="000dcdcd"/>
    </style:style>
    <style:style style:name="P12" style:family="paragraph" style:parent-style-name="Standard">
      <style:text-properties officeooo:rsid="000dcdcd" officeooo:paragraph-rsid="000dcdc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8eb10"/>
    </style:style>
    <style:style style:name="T2" style:family="text">
      <style:text-properties style:text-position="super 58%"/>
    </style:style>
    <style:style style:name="T3" style:family="text">
      <style:text-properties officeooo:rsid="000ba918"/>
    </style:style>
    <style:style style:name="T4" style:family="text">
      <style:text-properties fo:font-style="italic" officeooo:rsid="000ba918" style:font-style-asian="italic" style:font-style-complex="italic"/>
    </style:style>
    <style:style style:name="T5" style:family="text">
      <style:text-properties fo:font-style="italic" officeooo:rsid="000d628f" style:font-style-asian="italic" style:font-style-complex="italic"/>
    </style:style>
    <style:style style:name="T6" style:family="text">
      <style:text-properties fo:font-style="italic" officeooo:rsid="000dcdcd" style:font-style-asian="italic" style:font-style-complex="italic"/>
    </style:style>
    <style:style style:name="T7" style:family="text">
      <style:text-properties fo:font-style="italic" fo:font-weight="bold" officeooo:rsid="000ba918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d628f" style:font-style-asian="italic" style:font-weight-asian="bold" style:font-style-complex="italic" style:font-weight-complex="bold"/>
    </style:style>
    <style:style style:name="T9" style:family="text">
      <style:text-properties fo:font-size="10pt" officeooo:rsid="000ba918" style:font-size-asian="10pt" style:font-size-complex="10pt"/>
    </style:style>
    <style:style style:name="T10" style:family="text">
      <style:text-properties fo:font-size="10pt" officeooo:rsid="000d628f" style:font-size-asian="10pt" style:font-size-complex="10pt"/>
    </style:style>
    <style:style style:name="T11" style:family="text">
      <style:text-properties fo:font-size="10pt" officeooo:rsid="000dcdcd" style:font-size-asian="10pt" style:font-size-complex="10pt"/>
    </style:style>
    <style:style style:name="T12" style:family="text">
      <style:text-properties officeooo:rsid="000d62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Fine_20_Dashed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="none" draw:fill-color="#000000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in" svg:stroke-color="#000000" draw:marker-start-width="0.139in" draw:marker-end-width="0.139in" draw:fill="solid" draw:fill-color="#000000" draw:textarea-horizontal-align="justify" draw:textarea-vertical-align="middle" draw:auto-grow-height="false" fo:min-height="0.0819in" fo:min-width="0.0819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="solid" draw:fill-color="#ffffff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draw:stroke-dash="Fine_20_Dashed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1189in" fo:min-width="0.63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ubical <text:span text:style-name="T1">Binary </text:span>Codes</text:p>
      <text:p text:style-name="P2">by Sven Nilsen, 2019</text:p>
      <text:p text:style-name="P1"/>
      <text:p text:style-name="P3">In this paper I introduce a way to address parts of n-dimensional cubes and their types with 2n bits.</text:p>
      <text:p text:style-name="P1"/>
      <text:p text:style-name="P4">A cubical binary code addresses parts of n-dimensional cubes and their types with only 2n bits.</text:p>
      <text:p text:style-name="P7"/>
      <text:list xml:id="list8370224121017622053" text:style-name="L1">
        <text:list-item>
          <text:p text:style-name="P6">The first part refers to the <text:span text:style-name="T12">type of the part. This takes `n` bits.</text:span></text:p>
        </text:list-item>
        <text:list-item>
          <text:p text:style-name="P10">The second part selects the part. This takes `n – count_ones(type)` bits.</text:p>
        </text:list-item>
        <text:list-item>
          <text:p text:style-name="P10">The third part refers to the sub-type. This takes `n – count_zeros(type)` bits.</text:p>
        </text:list-item>
      </text:list>
      <text:p text:style-name="P11"/>
      <text:p text:style-name="P4">For example, a 3D cube can refer to `2<text:span text:style-name="T2">6</text:span> = 64` different parts.</text:p>
      <text:p text:style-name="P4"/>
      <text:p text:style-name="P4"><draw:custom-shape text:anchor-type="paragraph" draw:z-index="30" draw:name="Shape1" draw:style-name="gr3" draw:text-style-name="P15" svg:width="0.1433in" svg:height="0.1433in" svg:x="4.0362in" svg:y="0.1126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1" draw:name="Shape1" draw:style-name="gr3" draw:text-style-name="P15" svg:width="0.1433in" svg:height="0.1433in" svg:x="3.328in" svg:y="0.1055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32" draw:name="Shape5" draw:style-name="gr10" draw:text-style-name="P13" svg:x1="3.328in" svg:y1="0.1654in" svg:x2="4.137in" svg:y2="0.1654in"><text:p/></draw:line><draw:line text:anchor-type="paragraph" draw:z-index="35" draw:name="Shape5" draw:style-name="gr1" draw:text-style-name="P13" svg:x1="3.7638in" svg:y1="0.3583in" svg:x2="4.1366in" svg:y2="0.1654in"><text:p/></draw:line></text:p>
      <text:p text:style-name="P4"><draw:custom-shape text:anchor-type="paragraph" draw:z-index="28" draw:name="Shape1" draw:style-name="gr3" draw:text-style-name="P15" svg:width="0.1433in" svg:height="0.1433in" svg:x="2.8118in" svg:y="0.08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3" draw:text-style-name="P15" svg:width="0.1433in" svg:height="0.1433in" svg:x="3.6709in" svg:y="0.0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Shape5" draw:style-name="gr10" draw:text-style-name="P13" svg:x1="2.9547in" svg:y1="0.1665in" svg:x2="3.7638in" svg:y2="0.1665in"><text:p/></draw:line><draw:line text:anchor-type="paragraph" draw:z-index="34" draw:name="Shape5" draw:style-name="gr1" draw:text-style-name="P13" svg:x1="2.9547in" svg:y1="0.1669in" svg:x2="3.3276in" svg:y2="0.0161in"><text:p/></draw:line></text:p>
      <text:p text:style-name="P4"/>
      <text:p text:style-name="P4"><draw:custom-shape text:anchor-type="paragraph" draw:z-index="26" draw:name="Shape1" draw:style-name="gr9" draw:text-style-name="P19" svg:width="0.1433in" svg:height="0.1433in" svg:x="4.0362in" svg:y="0.1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9" draw:text-style-name="P19" svg:width="0.1433in" svg:height="0.1433in" svg:x="3.3272in" svg:y="0.1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1" draw:name="Shape5" draw:style-name="gr1" draw:text-style-name="P13" svg:x1="3.3701in" svg:y1="0.0283in" svg:x2="2.8972in" svg:y2="0.2858in"><text:p/></draw:line><draw:line text:anchor-type="paragraph" draw:z-index="2" draw:name="Shape5" draw:style-name="gr1" draw:text-style-name="P13" svg:x1="3.3701in" svg:y1="0.0283in" svg:x2="4.1791in" svg:y2="0.0283in"><text:p/></draw:line><draw:line text:anchor-type="paragraph" draw:z-index="3" draw:name="Shape5" draw:style-name="gr1" draw:text-style-name="P13" svg:x1="3.7063in" svg:y1="0.2858in" svg:x2="4.1209in" svg:y2="0.0283in"><text:p/></draw:line></text:p>
      <text:p text:style-name="P4"><draw:line text:anchor-type="paragraph" draw:z-index="0" draw:name="Shape5" draw:style-name="gr1" draw:text-style-name="P13" svg:x1="2.8972in" svg:y1="0.0945in" svg:x2="3.7063in" svg:y2="0.0945in"><text:p/></draw:line><draw:custom-shape text:anchor-type="paragraph" draw:z-index="24" draw:name="Shape1" draw:style-name="gr9" draw:text-style-name="P19" svg:width="0.1433in" svg:height="0.1433in" svg:x="2.8256in" svg:y="0.0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" draw:style-name="gr9" draw:text-style-name="P19" svg:width="0.1433in" svg:height="0.1433in" svg:x="3.6492in" svg:y="0.0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text:span text:style-name="T4"/></text:p>
      <text:p text:style-name="P5"><text:span text:style-name="T4">The </text:span><text:span text:style-name="T5">x-edges</text:span><text:span text:style-name="T4"> of the </text:span><text:span text:style-name="T6">y-most</text:span><text:span text:style-name="T4"> surface along </text:span><text:span text:style-name="T5">zx</text:span><text:span text:style-name="T4"> plane: </text:span><text:span text:style-name="T7">101</text:span><text:span text:style-name="T8">1</text:span><text:span text:style-name="T7">0</text:span><text:span text:style-name="T8">1</text:span></text:p>
      <text:p text:style-name="P5"><text:span text:style-name="T9">101 – surfaces along xz<text:tab/></text:span><text:span text:style-name="T10">1</text:span><text:span text:style-name="T9"> – </text:span><text:span text:style-name="T11">y-most</text:span><text:span text:style-name="T9"> surface<text:tab/>0</text:span><text:span text:style-name="T10">1</text:span><text:span text:style-name="T9"> – </text:span><text:span text:style-name="T10">x-edges</text:span></text:p>
      <text:p text:style-name="P8"/>
      <text:p text:style-name="P9">A 3D cube has the following binary code:</text:p>
      <text:p text:style-name="P4"/>
      <text:p text:style-name="P4"><text:tab/>000 – points of cube,<text:tab/><text:tab/>3 bits selecting the point,<text:tab/><text:tab/><text:span text:style-name="T3">0 bits for sub-type</text:span></text:p>
      <text:p text:style-name="P4"><text:tab/>001 – edges along x<text:tab/><text:tab/>2 bits selecting the edge,<text:tab/><text:tab/><text:span text:style-name="T3">1 bit for sub-type</text:span></text:p>
      <text:p text:style-name="P4"><text:tab/>010 – edges along y<text:tab/><text:tab/>…<text:tab/><text:tab/><text:tab/><text:tab/><text:tab/>…</text:p>
      <text:p text:style-name="P4"><text:tab/>100 – edges along z<text:tab/><text:tab/>…<text:tab/><text:tab/><text:tab/><text:tab/><text:tab/>…</text:p>
      <text:p text:style-name="P4"><text:tab/>110 – surfaces along yz<text:tab/><text:span text:style-name="T3">1 bit selecting the surface<text:tab/><text:tab/>2 bits for sub-type</text:span></text:p>
      <text:p text:style-name="P4"><text:tab/>101 – surfaces along zx<text:tab/>…<text:tab/><text:tab/><text:tab/><text:tab/><text:tab/>…</text:p>
      <text:p text:style-name="P4"><text:tab/>011 – surfaces along xy<text:tab/>…<text:tab/><text:tab/><text:tab/><text:tab/><text:tab/>...</text:p>
      <text:p text:style-name="P4"><text:tab/>111 – type<text:tab/><text:tab/><text:tab/><text:span text:style-name="T3">0 bits<text:tab/><text:tab/><text:tab/><text:tab/><text:tab/>3 bits for sub-type<text:tab/></text:span></text:p>
      <text:p text:style-name="P4"/>
      <text:p text:style-name="P12">The volume of a 3D cube is encoded `111 111`.<text:line-break/>The first 3 bits tells that this is a type, the 3 next bits tell that this is the volume.</text:p>
      <text:p text:style-name="P12"/>
      <text:p text:style-name="P12">The basic building block of this code is to build up from fill/no fill:</text:p>
      <text:p text:style-name="P1"/>
      <text:p text:style-name="P1"><draw:custom-shape text:anchor-type="paragraph" draw:z-index="4" draw:name="Shape1" draw:style-name="gr2" draw:text-style-name="P14" svg:width="0.1433in" svg:height="0.1433in" svg:x="0.5134in" svg:y="0.0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2" draw:text-style-name="P14" svg:width="0.1433in" svg:height="0.1433in" svg:x="1.3508in" svg:y="0.0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3" draw:text-style-name="P15" svg:width="0.1433in" svg:height="0.1433in" svg:x="0.5134in" svg:y="0.7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3" draw:text-style-name="P15" svg:width="0.1433in" svg:height="0.1433in" svg:x="1.3508in" svg:y="0.7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2" draw:style-name="gr4" draw:text-style-name="P13" svg:x1="0.6063in" svg:y1="0.7937in" svg:x2="1.4008in" svg:y2="0.7937in"><text:p/></draw:line><draw:custom-shape text:anchor-type="paragraph" draw:z-index="11" draw:name="Shape1" draw:style-name="gr3" draw:text-style-name="P15" svg:width="0.1433in" svg:height="0.1433in" svg:x="3.2835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" draw:style-name="gr6" draw:text-style-name="P17" svg:width="0.1433in" svg:height="0.1433in" svg:x="4.1209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6" draw:text-style-name="P17" svg:width="0.1433in" svg:height="0.1433in" svg:x="5.3307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7" draw:text-style-name="P18" svg:width="0.1433in" svg:height="0.1433in" svg:x="6.1681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" draw:name="Shape4" draw:style-name="gr8" draw:text-style-name="P16" svg:width="0.7161in" svg:height="0.3843in" svg:x="3.1181in" svg:y="0.2583in"><draw:text-box><text:p>00 - fst</text:p></draw:text-box></draw:frame><draw:frame text:anchor-type="paragraph" draw:z-index="16" draw:name="Shape4" draw:style-name="gr8" draw:text-style-name="P16" svg:width="0.6953in" svg:height="0.3843in" svg:x="6.0252in" svg:y="0.2508in"><draw:text-box><text:p>01 - snd</text:p></draw:text-box></draw:frame><draw:custom-shape text:anchor-type="paragraph" draw:z-index="17" draw:name="Shape1" draw:style-name="gr3" draw:text-style-name="P15" svg:width="0.1433in" svg:height="0.1433in" svg:x="3.2772in" svg:y="0.6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3" draw:text-style-name="P15" svg:width="0.1433in" svg:height="0.1433in" svg:x="4.1146in" svg:y="0.6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name="Shape3" draw:style-name="gr8" draw:text-style-name="P16" svg:width="1.1524in" svg:height="0.3843in" svg:x="3.2555in" svg:y="0.9528in"><draw:text-box><text:p>10 – point (type)</text:p></draw:text-box></draw:frame><draw:custom-shape text:anchor-type="paragraph" draw:z-index="20" draw:name="Shape1" draw:style-name="gr3" draw:text-style-name="P15" svg:width="0.1433in" svg:height="0.1433in" svg:x="5.3098in" svg:y="0.6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3" draw:text-style-name="P15" svg:width="0.1433in" svg:height="0.1433in" svg:x="6.1472in" svg:y="0.6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" draw:style-name="gr4" draw:text-style-name="P13" svg:x1="5.4028in" svg:y1="0.7425in" svg:x2="6.1972in" svg:y2="0.7425in"><text:p/></draw:line><draw:frame text:anchor-type="paragraph" draw:z-index="23" draw:name="Shape3" draw:style-name="gr8" draw:text-style-name="P16" svg:width="1.1524in" svg:height="0.3843in" svg:x="5.2953in" svg:y="0.9598in"><draw:text-box><text:p>11 – edge (type)</text:p></draw:text-box></draw:frame></text:p>
      <text:p text:style-name="P1"><draw:frame text:anchor-type="paragraph" draw:z-index="9" draw:name="Shape3" draw:style-name="gr5" draw:text-style-name="P16" svg:width="0.9307in" svg:height="0.365in" svg:x="0.6563in" svg:y="0.0717in"><draw:text-box><text:p>0 – no fill</text:p></draw:text-box></draw:frame><draw:custom-shape text:anchor-type="paragraph" draw:z-index="36" draw:name="Shape6" draw:style-name="gr11" svg:width="0.7307in" svg:height="0.237in" svg:x="2.002in" svg:y="0.14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frame text:anchor-type="paragraph" draw:z-index="10" draw:name="Shape3" draw:style-name="gr5" draw:text-style-name="P16" svg:width="0.9307in" svg:height="0.365in" svg:x="0.7417in" svg:y="0.1866in"><draw:text-box><text:p>1 - fill</text:p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3:34:57.662526000</meta:creation-date>
    <dc:date>2019-09-08T00:27:55.528636000</dc:date>
    <meta:editing-duration>P0D</meta:editing-duration>
    <meta:editing-cycles>1</meta:editing-cycles>
    <meta:document-statistic meta:table-count="0" meta:image-count="0" meta:object-count="0" meta:page-count="1" meta:paragraph-count="21" meta:word-count="237" meta:character-count="1259" meta:non-whitespace-character-count="995"/>
    <meta:generator>LibreOffice/5.1.2.2$MacOSX_X86_64 LibreOffice_project/d3bf12ecb743fc0d20e0be0c58ca359301eb705f</meta:generator>
  </office:meta>
</office:document-meta>
</file>